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break-before="page"/>
    </style:style>
    <style:style style:name="P3" style:family="paragraph" style:parent-style-name="Heading_20_1">
      <style:paragraph-properties fo:break-before="page"/>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jet d'introduction à la recherche</text:p>
      <text:p text:style-name="Subtitle">Analyse et migration de pare-feux</text:p>
      <text:p text:style-name="Text_20_body"/>
      <text:p text:style-name="P2"/>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Sommaire</text:p>
          </text:index-title>
          <text:p text:style-name="P5">Remerciements<text:tab/>4</text:p>
          <text:p text:style-name="P5"><text:s/>1 Introduction<text:tab/>5</text:p>
          <text:p text:style-name="P4"><text:s/>1.1 Fonctionnement d'un pare-feu<text:tab/>5</text:p>
          <text:p text:style-name="P4"><text:s/>1.2 Problèmes liés au filtrage<text:tab/>5</text:p>
          <text:p text:style-name="P4"><text:s/>1.3 Problématique des outils de migrations<text:tab/>5</text:p>
          <text:p text:style-name="P5"><text:s/>2 Le projet<text:tab/>6</text:p>
          <text:p text:style-name="P4"><text:s/>2.1 Le sujet du projet<text:tab/>6</text:p>
          <text:p text:style-name="P4"><text:s/>2.2 Les enjeux du projet<text:tab/>6</text:p>
          <text:p text:style-name="P4"><text:s/>2.3 Les outils utilisés<text:tab/>6</text:p>
          <text:p text:style-name="P4"><text:s/>2.4 La structure globale envisagée pour l'application<text:tab/>6</text:p>
          <text:p text:style-name="P5"><text:s/>3 L'outil d'analyse<text:tab/>7</text:p>
          <text:p text:style-name="P4"><text:s/>3.1 Introduction au problème<text:tab/>7</text:p>
          <text:p text:style-name="P4"><text:s/>3.2 Les solutions envisagées<text:tab/>7</text:p>
          <text:p text:style-name="P4"><text:s/>3.3 Les solutions mises en place<text:tab/>7</text:p>
          <text:p text:style-name="P7"><text:s/>3.3.1 La structure commune<text:tab/>7</text:p>
          <text:p text:style-name="P7"><text:s/>3.3.2 L'analyseur<text:tab/>7</text:p>
          <text:p text:style-name="P4"><text:s/>3.4 Exemples d'analyse<text:tab/>7</text:p>
          <text:p text:style-name="P4"><text:s/>3.5 Les tests effectués<text:tab/>7</text:p>
          <text:p text:style-name="P5"><text:s/>4 L'outil de migration<text:tab/>8</text:p>
          <text:p text:style-name="P4"><text:s/>4.1 Introduction au fonctionnement<text:tab/>8</text:p>
          <text:p text:style-name="P4"><text:s/>4.2 Les solutions mises en place<text:tab/>8</text:p>
          <text:p text:style-name="P7"><text:s/>4.2.1 Les différents analyseurs syntaxiques (Parsers)<text:tab/>8</text:p>
          <text:p text:style-name="P7"><text:s/>4.2.2 Les convertisseurs d'entrée (Wrappeurs)<text:tab/>8</text:p>
          <text:p text:style-name="P7"><text:s/>4.2.3 Les convertisseurs de sortie (Printers)<text:tab/>8</text:p>
          <text:p text:style-name="P4"><text:s/>4.3 Exemples de migrations<text:tab/>8</text:p>
          <text:p text:style-name="P4"><text:s/>4.4 Les tests effectués<text:tab/>8</text:p>
          <text:p text:style-name="P5"><text:s/>5 Conclusion<text:tab/>9</text:p>
        </text:index-body>
      </text:table-of-content>
      <text:p text:style-name="Text_20_body"/>
      <text:h text:style-name="P3" text:outline-level="1" text:is-list-header="true">Remerciements</text:h>
      <text:p text:style-name="Text_20_body"/>
      <text:p text:style-name="P1">Nous remercions M.Horatio CIRSTEA et M.Pierre-Etienne Moreau pour nous avoir fourni toute l'aide nécessaire et pour nous avoir encadré durant ce projet.</text:p>
      <text:p text:style-name="P1"/>
      <text:h text:style-name="P3" text:outline-level="1">Introduction</text:h>
      <text:h text:style-name="Heading_20_2" text:outline-level="2">Fonctionnement d'un pare-feu</text:h>
      <text:p text:style-name="Text_20_body">&lt;&lt;&lt;Filtrage des paquets blah blah blah, utilisation de règles de filtrages, filtrage par port/address, ...&gt;&gt;&gt;</text:p>
      <text:h text:style-name="Heading_20_2" text:outline-level="2">Problèmes liés au filtrage</text:h>
      <text:p text:style-name="Text_20_body">&lt;&lt;&lt;problème de conflits entre les rêgles pouvant être plus ou moins complexes (subnet inclus les un dans les autres, ...)&gt;&gt;&gt;</text:p>
      <text:h text:style-name="Heading_20_2" text:outline-level="2">Problématique des outils de migrations</text:h>
      <text:p text:style-name="Text_20_body">&lt;&lt;&lt;différents firewalls ayant un fonctionnement et une approche du problème du filtrage totalement différente =&gt; difficulté de développer un outil de migration qui satisfasse tous les firewalls&gt;&gt;&gt;</text:p>
      <text:h text:style-name="P3" text:outline-level="1">Le projet</text:h>
      <text:h text:style-name="Heading_20_2" text:outline-level="2">Le sujet du projet</text:h>
      <text:p text:style-name="Text_20_body">&lt;&lt;&lt;réaliser outil de migration + outil d'analyse de rêgles de firewall&gt;&gt;&gt;</text:p>
      <text:h text:style-name="Heading_20_2" text:outline-level="2">Les enjeux du projet</text:h>
      <text:p text:style-name="Text_20_body">&lt;&lt;&lt;aucun produit similaire sur le « marché » pour le moment, demande importante&gt;&gt;&gt;</text:p>
      <text:h text:style-name="Heading_20_2" text:outline-level="2">Les outils utilisés</text:h>
      <text:p text:style-name="Text_20_body">&lt;&lt;&lt;Gom, Tom, Antlr, Ant, Java&gt;&gt;&gt;</text:p>
      <text:h text:style-name="Heading_20_2" text:outline-level="2">La structure globale envisagée pour l'application</text:h>
      <text:p text:style-name="Text_20_body"/>
      <text:p text:style-name="Text_20_body"/>
      <text:h text:style-name="P3" text:outline-level="1">L'outil d'analyse</text:h>
      <text:h text:style-name="Heading_20_2" text:outline-level="2">Introduction au problème</text:h>
      <text:p text:style-name="Text_20_body">&lt;&lt;&lt;Besoin d'une grammaire commune sur laquelle effectuer les tests pour tous les firewalls. Difficulté de repérer les rêgles conflictuelles (inclusions,...)&gt;&gt;&gt;</text:p>
      <text:h text:style-name="Heading_20_2" text:outline-level="2">Les solutions envisagées</text:h>
      <text:p text:style-name="Text_20_body">&lt;&lt;&lt;Première approche, gestion de 3 types de conflits. Lecture de la publication « conflict classification and analysis of disributed firewall policies » IEEE Journal vol.23 NO 10 octobre 2005 et ajout de la detection de 2 nouveaux types de conflits&gt;&gt;&gt;</text:p>
      <text:h text:style-name="Heading_20_2" text:outline-level="2">Les solutions mises en place</text:h>
      <text:h text:style-name="Heading_20_3" text:outline-level="3">La structure commune</text:h>
      <text:p text:style-name="Text_20_body"/>
      <text:h text:style-name="Heading_20_3" text:outline-level="3">L'analyseur</text:h>
      <text:p text:style-name="Text_20_body"/>
      <text:h text:style-name="Heading_20_2" text:outline-level="2">Exemples d'analyse</text:h>
      <text:p text:style-name="Text_20_body"/>
      <text:h text:style-name="Heading_20_2" text:outline-level="2">Les tests effectués</text:h>
      <text:p text:style-name="Text_20_body">&lt;&lt;&lt;Exemples donnés dans la publication, conflits d'inclusions, tests sur des exemples de firewalls de chercheurs du loria&gt;&gt;&gt;</text:p>
      <text:p text:style-name="Text_20_body"/>
      <text:h text:style-name="P3" text:outline-level="1">L'outil de migration</text:h>
      <text:h text:style-name="Heading_20_2" text:outline-level="2">Introduction au fonctionnement</text:h>
      <text:p text:style-name="Text_20_body">&lt;&lt;&lt;Pour chaque langage de firewall, une grammaire commune =&gt; nécessité d'arriver à cette grammaire : utilisation d'un Parser (pour lire les fichiers d'entrées) puis d'un Wrapper (convertire la grammaire du Parser qui n'a pas la même forme que la grammaire commune). Ensuite, après analyse par l'analyseur, nécessité de ressortir les nouvelles rêgles (dans nimporte quel type de langage de sortie) =&gt; utilisation de Printers pour faire un prettyPrint de la grammaire commune&gt;&gt;&gt;</text:p>
      <text:h text:style-name="Heading_20_2" text:outline-level="2">Les solutions mises en place</text:h>
      <text:h text:style-name="Heading_20_3" text:outline-level="3">Les différents analyseurs syntaxiques (Parsers)</text:h>
      <text:p text:style-name="Text_20_body">&lt;&lt;&lt;Utilisation d'Antlr + Gom + Tom : GomAntlrAdapter, TomAntlrAdapter. Fichier d'entrée converti dans une grammaire qui est proche de sa structure =&gt; construction de la grammaire aisée&gt;&gt;&gt;</text:p>
      <text:h text:style-name="Heading_20_3" text:outline-level="3">Les convertisseurs d'entrée (Wrappeurs)</text:h>
      <text:p text:style-name="Text_20_body">&lt;&lt;&lt;Utilisation de Tom et de methodes récursives. Converti les grammaires d'entrées dans la structure de la grammaire commune&gt;&gt;&gt;</text:p>
      <text:h text:style-name="Heading_20_3" text:outline-level="3">Les convertisseurs de sortie (Printers)</text:h>
      <text:p text:style-name="Text_20_body">&lt;&lt;&lt;Utilisation de Tom. PrettyPrint de la grammaire commune dans le langage de sortie désiré&gt;&gt;&gt;</text:p>
      <text:h text:style-name="Heading_20_2" text:outline-level="2">Exemples de migrations</text:h>
      <text:p text:style-name="Text_20_body"/>
      <text:h text:style-name="Heading_20_2" text:outline-level="2">Les tests effectués</text:h>
      <text:p text:style-name="Text_20_body">&lt;&lt;&lt;Parsing d'un ensemble de rêgles non conflictuel en entrée, vérification qu'on a bien le même en sortie =&gt; identité. Comparaison de deux grammaires communes résultant du parsing de deux langage d'entrée différents sur un groupe de rêgles supposé équivalent&gt;&gt;&gt;</text:p>
      <text:p text:style-name="Text_20_body"/>
      <text:h text:style-name="P3" text:outline-level="1">Conclusion</text:h>
      <text:p text:style-name="Text_20_body">&lt;&lt;&lt;Apris à se servir de nouveaux outils. Content de voir que le projet va être utilisé par quelqu'un et que l'enjeux est important. Poursuite du développement de l'application&gt;&g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ja" style:country-asian="JP"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64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Cédric LEJAULT, Luc SARZYNIEC – ESIAL 2009<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7T00:08:19</meta:creation-date>
    <dc:date>2009-05-17T15:21:26</dc:date>
    <meta:editing-duration>PT15H13M08S</meta:editing-duration>
    <meta:editing-cycles>21</meta:editing-cycles>
    <meta:generator>OpenOffice.org/3.0$Linux OpenOffice.org_project/300m15$Build-9379</meta:generator>
    <meta:document-statistic meta:table-count="0" meta:image-count="0" meta:object-count="0" meta:page-count="9" meta:paragraph-count="74" meta:word-count="649" meta:character-count="4309"/>
    <meta:user-defined meta:name="Info 1"/>
    <meta:user-defined meta:name="Info 2"/>
    <meta:user-defined meta:name="Info 3"/>
    <meta:user-defined meta:name="Info 4"/>
  </office:meta>
</office:document-meta>
</file>